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FMono-Regular" svg:font-family="SFMono-Regular, menlo, consolas, monospace"/>
    <style:font-face style:name="monospace" svg:font-family="monospace, monospace"/>
  </office:font-face-decls>
  <office:automatic-styles>
    <style:style style:name="Table1" style:family="table">
      <style:table-properties style:width="6.6875in" fo:margin-left="0.0042in" table:align="left"/>
    </style:style>
    <style:style style:name="Table1.A" style:family="table-column">
      <style:table-column-properties style:column-width="3.3403in"/>
    </style:style>
    <style:style style:name="Table1.B" style:family="table-column">
      <style:table-column-properties style:column-width="3.3472in"/>
    </style:style>
    <style:style style:name="Table1.A1" style:family="table-cell">
      <style:table-cell-properties style:writing-mode="page"/>
    </style:style>
    <style:style style:name="Table1.20" style:family="table-row">
      <style:table-row-properties style:min-row-height="0.0958in"/>
    </style:style>
    <style:style style:name="P1" style:family="paragraph" style:parent-style-name="Standard">
      <style:text-properties officeooo:paragraph-rsid="001d995c"/>
    </style:style>
    <style:style style:name="P2" style:family="paragraph" style:parent-style-name="Table_20_Contents">
      <style:text-properties officeooo:paragraph-rsid="001d995c"/>
    </style:style>
    <style:style style:name="P3" style:family="paragraph" style:parent-style-name="Table_20_Contents">
      <style:text-properties fo:font-size="12pt"/>
    </style:style>
    <style:style style:name="P4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/>
    </style:style>
    <style:style style:name="P5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1f2530" officeooo:paragraph-rsid="0022b058"/>
    </style:style>
    <style:style style:name="P6" style:family="paragraph" style:parent-style-name="Table_20_Contents">
      <style:paragraph-properties fo:text-align="start" style:justify-single-word="false"/>
      <style:text-properties fo:font-size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paragraph-rsid="0022b058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2b058" officeooo:paragraph-rsid="0022b058"/>
    </style:style>
    <style:style style:name="P9" style:family="paragraph" style:parent-style-name="Table_20_Contents">
      <style:paragraph-properties fo:text-align="start" style:justify-single-word="false"/>
      <style:text-properties fo:font-size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paragraph-rsid="00261a2c"/>
    </style:style>
    <style:style style:name="T1" style:family="text">
      <style:text-properties officeooo:rsid="001d99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ypedef struct<text:tab/>s_xvar</text:p>
            <text:p text:style-name="Table_20_Contents"/>
            <text:p text:style-name="Table_20_Contents"><text:tab/>Display<text:tab/>*display;</text:p>
            <text:p text:style-name="Table_20_Contents"><text:tab/>Window<text:tab/>root;</text:p>
            <text:p text:style-name="Table_20_Contents"><text:tab/>int<text:tab/><text:tab/>screen;</text:p>
            <text:p text:style-name="Table_20_Contents"><text:tab/>int<text:tab/><text:tab/>depth;</text:p>
            <text:p text:style-name="Table_20_Contents"><text:tab/>Visual<text:tab/><text:tab/>*visual;</text:p>
            <text:p text:style-name="Table_20_Contents"><text:tab/>Colormap<text:tab/>cmap;</text:p>
            <text:p text:style-name="Table_20_Contents"><text:tab/>int<text:tab/><text:tab/>private_cmap;</text:p>
            <text:p text:style-name="Table_20_Contents"><text:tab/>t_win_list<text:tab/>*win_list;</text:p>
            <text:p text:style-name="Table_20_Contents"><text:tab/>int<text:tab/><text:tab/>(*loop_hook)();</text:p>
            <text:p text:style-name="Table_20_Contents"><text:tab/>void<text:tab/><text:tab/>*loop_param;</text:p>
            <text:p text:style-name="Table_20_Contents"><text:tab/>int<text:tab/><text:tab/>use_xshm;</text:p>
            <text:p text:style-name="Table_20_Contents"><text:tab/>int<text:tab/><text:tab/>pshm_format;</text:p>
            <text:p text:style-name="Table_20_Contents"><text:tab/>int<text:tab/><text:tab/>do_flush;</text:p>
            <text:p text:style-name="Table_20_Contents"><text:tab/>int<text:tab/><text:tab/>decrgb[6];</text:p>
            <text:p text:style-name="Table_20_Contents"><text:tab/>Atom<text:tab/><text:tab/>wm_delete_window;</text:p>
            <text:p text:style-name="Table_20_Contents"><text:tab/>Atom<text:tab/><text:tab/>wm_protocols;</text:p>
            <text:p text:style-name="Table_20_Contents"><text:tab/>int <text:tab/><text:tab/>end_loop;</text:p>
          </table:table-cell>
          <table:table-cell table:style-name="Table1.A1" office:value-type="string">
            <text:p text:style-name="Table_20_Contents"><text:span text:style-name="T1">t</text:span>ypedef struct<text:tab/>s_img</text:p>
            <text:p text:style-name="Table_20_Contents"/>
            <text:p text:style-name="Table_20_Contents"><text:tab/>XImage<text:tab/><text:tab/>*image;</text:p>
            <text:p text:style-name="Table_20_Contents"><text:tab/>Pixmap<text:tab/><text:tab/>pix;</text:p>
            <text:p text:style-name="Table_20_Contents"><text:tab/>GC<text:tab/><text:tab/><text:tab/>gc;</text:p>
            <text:p text:style-name="Table_20_Contents"><text:tab/>int<text:tab/><text:tab/><text:tab/>size_line;</text:p>
            <text:p text:style-name="Table_20_Contents"><text:tab/>int<text:tab/><text:tab/><text:tab/>bpp;</text:p>
            <text:p text:style-name="Table_20_Contents"><text:tab/>int<text:tab/><text:tab/><text:tab/>width;</text:p>
            <text:p text:style-name="Table_20_Contents"><text:tab/>int<text:tab/><text:tab/><text:tab/>height;</text:p>
            <text:p text:style-name="Table_20_Contents"><text:tab/>int<text:tab/><text:tab/><text:tab/>type;</text:p>
            <text:p text:style-name="Table_20_Contents"><text:tab/>int<text:tab/><text:tab/><text:tab/>format;</text:p>
            <text:p text:style-name="Table_20_Contents"><text:tab/>char<text:tab/><text:tab/><text:tab/>*data;</text:p>
            <text:p text:style-name="Table_20_Contents"><text:tab/>XShmSegmentInfo<text:tab/>shm;<text:tab/><text:tab/><text:tab/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1"><text:span text:style-name="T1">t</text:span>ypedef struct<text:tab/>s_win_list</text:p>
            <text:p text:style-name="P1"/>
            <text:p text:style-name="P2"><text:tab/>Window<text:tab/><text:tab/>window;</text:p>
            <text:p text:style-name="P2"><text:tab/>GC<text:tab/><text:tab/><text:tab/>gc;</text:p>
            <text:p text:style-name="P2"><text:tab/>struct s_win_list<text:tab/>*next;</text:p>
            <text:p text:style-name="P2"><text:tab/>int<text:tab/><text:tab/><text:tab/>(*mouse_hook)();</text:p>
            <text:p text:style-name="P2"><text:tab/>int<text:tab/><text:tab/><text:tab/>(*key_hook)();</text:p>
            <text:p text:style-name="P2"><text:tab/>int<text:tab/><text:tab/><text:tab/>(*expose_hook)();</text:p>
            <text:p text:style-name="P2"><text:tab/>void<text:tab/><text:tab/><text:tab/>*mouse_param;</text:p>
            <text:p text:style-name="P2"><text:tab/>void<text:tab/><text:tab/><text:tab/>*key_param;</text:p>
            <text:p text:style-name="P2"><text:tab/>void<text:tab/><text:tab/><text:tab/>*expose_param;</text:p>
            <text:p text:style-name="P2"><text:tab/>t_event_list<text:tab/><text:tab/>hooks[MLX_MAX_EVENT];</text:p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5">DISPLAY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2" office:value-type="string">
            <text:p text:style-name="P6">void <text:tab/>*mlx_init();</text:p>
            <text:p text:style-name="P6">int <text:tab/>mlx_destroy_display(void *mlx_ptr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WINDOW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void <text:tab/>*mlx_new_window(void *mlx_ptr, int size_x, int size_y, char *title;</text:p>
            <text:p text:style-name="P6">int <text:tab/>mlx_clear_window(void *mlx_ptr, void *win_ptr);</text:p>
            <text:p text:style-name="P6">int <text:tab/>mlx_destroy_window(void *mlx_ptr, void *win_ptr);</text:p>
            <text:p text:style-name="P6">int <text:tab/>mlx_pixel_put(void *mlx_ptr, void *win_ptr, int x, int y, int color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IMAGE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Table_20_Contents">void <text:tab/>*mlx_new_image(void *mlx_ptr,int width,int height);</text:p>
            <text:p text:style-name="Table_20_Contents">int <text:tab/>mlx_put_image_to_window(void *mlx_ptr, void *win_ptr, void *img_ptr, int x, int y);</text:p>
            <text:p text:style-name="Table_20_Contents">int <text:tab/>mlx_destroy_image(void *mlx_ptr, void *img_ptr);</text:p>
            <text:p text:style-name="Table_20_Contents">char <text:tab/>*mlx_get_data_addr(void *img_ptr, int *bits_per_pixel, int *size_line, int *endian);</text:p>
            <text:p text:style-name="Table_20_Contents">int <text:tab/>mlx_get_color_value(void *mlx_ptr, int color);</text:p>
            <text:p text:style-name="Table_20_Contents">void<text:tab/>*mlx_xpm_to_image(void *mlx_ptr, char **xpm_data, int *width, int *height);</text:p>
            <text:p text:style-name="Table_20_Contents">void<text:tab/>*mlx_xpm_file_to_image(void *mlx_ptr, char *filename, int *width, int *height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...</text:p>
          </table:table-cell>
          <table:covered-table-cell/>
        </table:table-row>
        <text:soft-page-break/>
        <table:table-row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EVENT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int <text:tab/>mlx_mouse_hook (void *win_ptr, int (*funct_ptr)(), void *param);</text:p>
            <text:p text:style-name="P6">int <text:tab/>mlx_key_hook (void *win_ptr, int (*funct_ptr)(), void *param);</text:p>
            <text:p text:style-name="P6">int <text:tab/>mlx_expose_hook (void *win_ptr, int (*funct_ptr)(), void *param);</text:p>
            <text:p text:style-name="P6">int <text:tab/>mlx_loop_hook (void *mlx_ptr, int (*funct_ptr)(), void *param);</text:p>
            <text:p text:style-name="P6">int <text:tab/>mlx_loop (void *mlx_ptr);</text:p>
            <text:p text:style-name="P6">int <text:tab/>mlx_loop_end (void *mlx_ptr);</text:p>
            <text:p text:style-name="P6">int <text:tab/>mlx_hook(void *win_ptr, int x_event, int x_mask, int (*funct)(), void *param);</text:p>
            <text:p text:style-name="P6">int <text:tab/>mlx_do_key_autorepeatoff(void *mlx_ptr);</text:p>
            <text:p text:style-name="P6">int <text:tab/>mlx_do_key_autorepeaton(void *mlx_ptr);</text:p>
            <text:p text:style-name="P6">int <text:tab/>mlx_do_sync(void *mlx_ptr);</text:p>
            <text:p text:style-name="P6">int <text:tab/>mlx_mouse_get_pos(void *mlx_ptr, void *win_ptr, int *x, int *y);</text:p>
            <text:p text:style-name="P6">int <text:tab/>mlx_mouse_move(void *mlx_ptr, void *win_ptr, int x, int y);</text:p>
            <text:p text:style-name="P6">int <text:tab/>mlx_mouse_hide(void *mlx_ptr, void *win_ptr);</text:p>
            <text:p text:style-name="P6">int <text:tab/>mlx_mouse_show(void *mlx_ptr, void *win_pt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AUTR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int <text:tab/>mlx_get_screen_size(void *mlx_ptr, int *sizex, int *sizey);</text:p>
            <text:p text:style-name="P7">int<text:tab/>mlx_string_put(void *mlx_ptr, void *win_ptr, int x, int y, int color, char *string);</text:p>
            <text:p text:style-name="P7">void<text:tab/>mlx_set_font(void *mlx_ptr, void *win_ptr, char *name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office:value-type="string">
            <text:p text:style-name="P10">typedef struct<text:tab/>s_data</text:p>
            <text:p text:style-name="P10">{</text:p>
            <text:p text:style-name="P6"><text:tab/>void<text:tab/>*img;</text:p>
            <text:p text:style-name="P6"><text:tab/>char<text:tab/>*addr;</text:p>
            <text:p text:style-name="P6"><text:tab/>int<text:tab/>bits_per_pixel;</text:p>
            <text:p text:style-name="P6"><text:tab/>int<text:tab/>line_length;</text:p>
            <text:p text:style-name="P6"><text:tab/>int<text:tab/>endian;</text:p>
            <text:p text:style-name="P6">}<text:tab/><text:tab/><text:tab/><text:tab/>t_data;</text:p>
          </table:table-cell>
          <table:table-cell table:style-name="Table1.A1" office:value-type="string">
            <text:p text:style-name="P10">typedef struct<text:tab/>s_vars</text:p>
            <text:p text:style-name="P10">{</text:p>
            <text:p text:style-name="P6"><text:tab/>void<text:tab/>*mlx;</text:p>
            <text:p text:style-name="P6"><text:tab/>void<text:tab/>*win;</text:p>
            <text:p text:style-name="P6">}<text:tab/><text:tab/>t_vars;</text:p>
          </table:table-cell>
        </table:table-row>
        <table:table-row table:style-name="Table1.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FMono-Regular" svg:font-family="SFMono-Regular, menlo, consolas, monospac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55:14.760809688</meta:creation-date>
    <dc:date>2025-02-20T19:31:07.389683830</dc:date>
    <meta:editing-duration>PT29M9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2" meta:paragraph-count="90" meta:word-count="321" meta:character-count="2725" meta:non-whitespace-character-count="2368"/>
  </office:meta>
</office:document-meta>
</file>